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6" table:default-cell-style-name="ce6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32" table:formula="of:=FREQUENCY([.B7:.B106];[.H7:.H38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matrix-columns-spanned="1" table:number-matrix-rows-spanned="6" table:formula="of:=FREQUENCY([.I8:.I38];[.J7:.J12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6M00S">
            <text:p>12:56:00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3H03M00S">
            <text:p>13:03:00</text:p>
          </table:table-cell>
          <table:table-cell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10M00S">
            <text:p>13:10: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17M00S">
            <text:p>13:17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24M00S">
            <text:p>13:24: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31M00S">
            <text:p>13:31:00</text:p>
          </table:table-cell>
          <table:table-cell office:value-type="float" office:value="3">
            <text:p>3</text:p>
          </table:table-cell>
          <table:table-cell table:style-name="Default">
            <draw:frame table:end-cell-address="Sheet1.N37" table:end-x="0.5138in" table:end-y="0.0752in" draw:z-index="0" draw:style-name="gr1" draw:text-style-name="P1" svg:width="4.1858in" svg:height="4.2126in" svg:x="0.1921in" svg:y="0.1299in">
              <draw:object draw:notify-on-update-of-ranges="Sheet1.K7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38M00S">
            <text:p>13:38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45M00S">
            <text:p>13:4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52M00S">
            <text:p>13:52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59M00S">
            <text:p>13:5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4H06M00S">
            <text:p>14:06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4H13M00S">
            <text:p>14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4H20M00S">
            <text:p>14:20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4H27M00S">
            <text:p>14:27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34M00S">
            <text:p>14:3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41M00S">
            <text:p>14:4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4H48M00S">
            <text:p>14:48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55M00S">
            <text:p>14:5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5H02M00S">
            <text:p>15:02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5H09M00S">
            <text:p>15:0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5H16M00S">
            <text:p>15:16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5H23M00S">
            <text:p>15:23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5H30M00S">
            <text:p>15:30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44M00S">
            <text:p>15:4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5H51M00S">
            <text:p>15:5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58M00S">
            <text:p>15:58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6H05M00S">
            <text:p>16:0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6H12M00S">
            <text:p>16:12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6H19M00S">
            <text:p>16:1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6H26M00S">
            <text:p>16:26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/>
          <table:table-cell table:formula="of:=MAX([.I8:.I38])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/>
          <table:table-cell table:formula="of:=MIN([.I8:.I38]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07M56S">
            <text:p>14:07:56</text:p>
          </table:table-cell>
          <table:table-cell table:style-name="ce3" office:value-type="time" office:time-value="PT00H03M45S">
            <text:p>00:03:45</text:p>
          </table:table-cell>
          <table:table-cell table:style-name="ce3" office:value-type="time" office:time-value="PT00H04M48S">
            <text:p>00:04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15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15:22:35.43</dc:date>
    <meta:editing-duration>PT15H46M1S</meta:editing-duration>
    <meta:editing-cycles>62</meta:editing-cycles>
    <meta:generator>OpenOffice/4.1.5$Win32 OpenOffice.org_project/415m1$Build-9789</meta:generator>
    <meta:document-statistic meta:table-count="3" meta:cell-count="8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33cm" svg:height="10.701cm" xlink:href=".." xlink:type="simple" chart:class="chart:bar" chart:style-name="ch1">
        <chart:title svg:x="0.457cm" svg:y="0.35cm" chart:style-name="ch2">
          <text:p>Histogram of Frequency Distribution of Cj Arrivals</text:p>
        </chart:title>
        <chart:plot-area chart:style-name="ch3" table:cell-range-address="Sheet1.K7:Sheet1.K12" svg:x="1.25cm" svg:y="1.771cm" svg:width="8.959cm" svg:height="7.708cm">
          <chartooo:coordinate-region svg:x="1.686cm" svg:y="1.983cm" svg:width="8.523cm" svg:height="6.823cm"/>
          <chart:axis chart:dimension="x" chart:name="primary-x" chart:style-name="ch4">
            <chart:title svg:x="1.491cm" svg:y="9.694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6.304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K7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